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cb423" officeooo:paragraph-rsid="001cb423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cb423" officeooo:paragraph-rsid="001cb42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normal" officeooo:rsid="001dc75c" officeooo:paragraph-rsid="001dc75c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weight="normal" officeooo:rsid="001dc75c" officeooo:paragraph-rsid="001dc75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weight="normal" officeooo:rsid="002098bc" officeooo:paragraph-rsid="001dc75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weight="normal" officeooo:rsid="002098bc" officeooo:paragraph-rsid="002098b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weight="normal" officeooo:rsid="0022c579" officeooo:paragraph-rsid="002098b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weight="normal" officeooo:rsid="0022c579" officeooo:paragraph-rsid="0022c57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c7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51</text:span> – EXPRESSÕES REGULARES 01 – METACARACTERES</text:p>
      <text:p text:style-name="P1"/>
      <text:p text:style-name="P1">Site: regexpal.com</text:p>
      <text:p text:style-name="P1"/>
      <text:p text:style-name="P2">*** <text:span text:style-name="T2">EXPRESSÕES REGULARES </text:span>***</text:p>
      <text:p text:style-name="P2"/>
      <text:p text:style-name="P3">Metacaracteres – caracteres que possuem significado especial</text:p>
      <text:p text:style-name="P3"/>
      <text:p text:style-name="P3">Transformam caracteres literais (comuns) em expressões de busca</text:p>
      <text:p text:style-name="P3"/>
      <text:p text:style-name="P5">São os seguintes:</text:p>
      <text:p text:style-name="P5"/>
      <text:p text:style-name="P5">Os metacaracteres podem ter mais de um significado, dependendo do contexto de uso.</text:p>
      <text:p text:style-name="P5"/>
      <text:p text:style-name="P6">Obs.: Aspas NÃO são metacaracteres</text:p>
      <text:p text:style-name="P6"/>
      <text:p text:style-name="P6">Caracter único.</text:p>
      <text:p text:style-name="P6">O ponto representa qualquer caracter único</text:p>
      <text:p text:style-name="P6"/>
      <text:p text:style-name="P7">Caractere de Escape</text:p>
      <text:p text:style-name="P8">Trata-se de um metacaractere \ que indica a mudança no significado de outro caractere; transforma um metacaractere em um literal comum</text:p>
      <text:p text:style-name="P8"/>
      <text:p text:style-name="P7"/>
      <text:p text:style-name="P7"/>
      <text:p text:style-name="P6"/>
      <text:p text:style-name="P6"><text:s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3T18:48:54.954538739</meta:creation-date>
    <dc:date>2020-04-24T11:24:39.667795417</dc:date>
    <meta:editing-duration>PT16M15S</meta:editing-duration>
    <meta:editing-cycles>4</meta:editing-cycles>
    <meta:generator>LibreOffice/6.3.5.2$Linux_X86_64 LibreOffice_project/30$Build-2</meta:generator>
    <meta:document-statistic meta:table-count="0" meta:image-count="0" meta:object-count="0" meta:page-count="1" meta:paragraph-count="13" meta:word-count="78" meta:character-count="558" meta:non-whitespace-character-count="488"/>
  </office:meta>
</office:document-meta>
</file>